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40000019CBF073F9DB4CCF7EC.png" manifest:media-type="image/png"/>
  <manifest:file-entry manifest:full-path="Pictures/10000001000007320000011A0A66C21D8B4C2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176663" style:font-size-asian="15.75pt" style:font-size-complex="18pt"/>
    </style:style>
    <style:style style:name="P4" style:family="paragraph" style:parent-style-name="Standard">
      <style:text-properties fo:font-size="18pt" officeooo:rsid="000f78b9" officeooo:paragraph-rsid="0018dd37" style:font-size-asian="15.75pt" style:font-size-complex="18pt"/>
    </style:style>
    <style:style style:name="P5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55f34" officeooo:paragraph-rsid="000d867d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029e8" officeooo:paragraph-rsid="001029e8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6a0c9" officeooo:paragraph-rsid="0018dd37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8dd37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6663"/>
    </style:style>
    <style:style style:name="T7" style:family="text">
      <style:text-properties officeooo:rsid="0018dd37"/>
    </style:style>
    <style:style style:name="T8" style:family="text">
      <style:text-properties officeooo:rsid="001bd6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4">10</text:span><text:span text:style-name="T1"> </text:span></text:p>
      <text:p text:style-name="P12"><text:span text:style-name="T8">Joining a table with itself</text:span><text:span text:style-name="T6"> </text:span>.</text:p>
      <text:p text:style-name="P5">1)</text:p>
      <text:p text:style-name="P5"/>
      <text:p text:style-name="P5"><draw:frame draw:style-name="fr1" draw:name="Image1" text:anchor-type="char" svg:width="20.5cm" svg:height="4.187cm" draw:z-index="0"><draw:image xlink:href="Pictures/10000001000007320000011A0A66C21D8B4C2F93.png" xlink:type="simple" xlink:show="embed" xlink:actuate="onLoad" draw:mime-type="image/png"/></draw:frame></text:p>
      <text:p text:style-name="P2"><text:s/><text:span text:style-name="T5">2)</text:span></text:p>
      <text:p text:style-name="P2"><text:span text:style-name="T5"/></text:p>
      <text:p text:style-name="P2"><draw:frame draw:style-name="fr1" draw:name="Image2" text:anchor-type="char" svg:width="20.5cm" svg:height="5.981cm" draw:z-index="1"><draw:image xlink:href="Pictures/10000001000005840000019CBF073F9DB4CCF7EC.png" xlink:type="simple" xlink:show="embed" xlink:actuate="onLoad" draw:mime-type="image/png"/></draw:frame><text:span text:style-name="T5"/></text:p>
      <text:p text:style-name="P6"/>
      <text:p text:style-name="P10"/>
      <text:p text:style-name="P4"><text:s text:c="4"/></text:p>
      <text:p text:style-name="P9"/>
      <text:p text:style-name="P9"/>
      <text:p text:style-name="P9"/>
      <text:p text:style-name="P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4T16:11:55.462414769</dc:date>
    <meta:editing-duration>PT33M44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1" meta:character-count="60" meta:non-whitespace-character-count="43"/>
  </office:meta>
</office:document-meta>
</file>